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credentials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est ID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Date</text:p>
          </table:table-cell>
          <table:table-cell office:value-type="string">
            <text:p>Time_of_Test</text:p>
          </table:table-cell>
          <table:table-cell office:value-type="string">
            <text:p>Name_of_Tester</text:p>
          </table:table-cell>
          <table:table-cell office:value-type="string">
            <text:p>Test_Result</text:p>
          </table:table-cell>
        </table:table-row>
        <table:table-row>
          <table:table-cell office:value-type="string">
            <text:p>T_ID_01</text:p>
          </table:table-cell>
          <table:table-cell office:value-type="string">
            <text:p>Admin</text:p>
          </table:table-cell>
          <table:table-cell office:value-type="string">
            <text:p>admin123</text:p>
          </table:table-cell>
          <table:table-cell office:value-type="string">
            <text:p>2025-07-09</text:p>
          </table:table-cell>
          <table:table-cell office:value-type="string">
            <text:p>22:25:39</text:p>
          </table:table-cell>
          <table:table-cell office:value-type="string">
            <text:p>Prathibha</text:p>
          </table:table-cell>
          <table:table-cell office:value-type="string">
            <text:p>Valid Credentials</text:p>
          </table:table-cell>
        </table:table-row>
        <table:table-row>
          <table:table-cell office:value-type="string">
            <text:p>T_ID_02</text:p>
          </table:table-cell>
          <table:table-cell office:value-type="string">
            <text:p>Admin</text:p>
          </table:table-cell>
          <table:table-cell office:value="1111" office:value-type="float"/>
          <table:table-cell office:value-type="string">
            <text:p>2025-07-09</text:p>
          </table:table-cell>
          <table:table-cell office:value-type="string">
            <text:p>22:25:59</text:p>
          </table:table-cell>
          <table:table-cell office:value-type="string">
            <text:p>Prathibha</text:p>
          </table:table-cell>
          <table:table-cell office:value-type="string">
            <text:p>Invalid Credentials</text:p>
          </table:table-cell>
        </table:table-row>
        <table:table-row>
          <table:table-cell office:value-type="string">
            <text:p>T_ID_03</text:p>
          </table:table-cell>
          <table:table-cell office:value-type="string">
            <text:p>developer</text:p>
          </table:table-cell>
          <table:table-cell office:value="2511" office:value-type="float"/>
          <table:table-cell office:value-type="string">
            <text:p>2025-07-09</text:p>
          </table:table-cell>
          <table:table-cell office:value-type="string">
            <text:p>22:26:25</text:p>
          </table:table-cell>
          <table:table-cell office:value-type="string">
            <text:p>Prathibha</text:p>
          </table:table-cell>
          <table:table-cell office:value-type="string">
            <text:p>Invalid Credentials</text:p>
          </table:table-cell>
        </table:table-row>
        <table:table-row>
          <table:table-cell office:value-type="string">
            <text:p>T_ID_04</text:p>
          </table:table-cell>
          <table:table-cell office:value-type="string">
            <text:p>tester</text:p>
          </table:table-cell>
          <table:table-cell office:value-type="string">
            <text:p>admin123</text:p>
          </table:table-cell>
          <table:table-cell office:value-type="string">
            <text:p>2025-07-09</text:p>
          </table:table-cell>
          <table:table-cell office:value-type="string">
            <text:p>22:26:49</text:p>
          </table:table-cell>
          <table:table-cell office:value-type="string">
            <text:p>Prathibha</text:p>
          </table:table-cell>
          <table:table-cell office:value-type="string">
            <text:p>Invalid Credentials</text:p>
          </table:table-cell>
        </table:table-row>
        <table:table-row>
          <table:table-cell office:value-type="string">
            <text:p>T_ID_05</text:p>
          </table:table-cell>
          <table:table-cell office:value-type="string">
            <text:p>Admin</text:p>
          </table:table-cell>
          <table:table-cell office:value-type="string">
            <text:p>admin123</text:p>
          </table:table-cell>
          <table:table-cell office:value-type="string">
            <text:p>2025-07-09</text:p>
          </table:table-cell>
          <table:table-cell office:value-type="string">
            <text:p>22:27:14</text:p>
          </table:table-cell>
          <table:table-cell office:value-type="string">
            <text:p>Prathibha</text:p>
          </table:table-cell>
          <table:table-cell office:value-type="string">
            <text:p>Valid Credentials</text:p>
          </table:table-cell>
        </table:table-row>
      </table:table>
      <table:table table:name="dashboard_assertion">
        <table:table-column/>
        <table:table-column/>
        <table:table-column/>
        <table:table-row>
          <table:table-cell office:value-type="string">
            <text:p>logout_url</text:p>
          </table:table-cell>
          <table:table-cell office:value-type="string">
            <text:p>date_time_xpath</text:p>
          </table:table-cell>
          <table:table-cell office:value-type="string">
            <text:p>Tester_Name</text:p>
          </table:table-cell>
        </table:table-row>
        <table:table-row>
          <table:table-cell office:value-type="string">
            <text:p>https://opensource-demo.orangehrmlive.com/web/index.php/dashboard/index</text:p>
          </table:table-cell>
          <table:table-cell office:value-type="string">
            <text:p>//p[@class='oxd-text oxd-text--p orangehrm-attendance-card-details']</text:p>
          </table:table-cell>
          <table:table-cell office:value-type="string">
            <text:p>//p[@class="oxd-userdropdown-name"]</text:p>
          </table:table-cell>
        </table:table-row>
      </table:table>
      <table:table table:name="password_error">
        <table:table-column/>
        <table:table-row>
          <table:table-cell office:value-type="string">
            <text:p>Error_Message</text:p>
          </table:table-cell>
        </table:table-row>
        <table:table-row>
          <table:table-cell office:value-type="string">
            <text:p>//span[@text()='Required']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5-07-09T22:27:14.366602</meta:creation-date>
    <dc:date>2025-07-09T22:27:14.368872</dc:date>
    <meta:generator>http://pypi.python.org/pypi/ezodf/0.1.0$Python3.13.2 (tags/v3.13.2:4f8bb39, Feb  4 2025, 15:23:48) [MSC v.1942 64 bit (AMD64)]</meta:generator>
    <meta:document-statistic/>
    <meta:editing-cycles>1</meta:editing-cycles>
  </office:meta>
</office:document-meta>
</file>